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067" officeooo:paragraph-rsid="001a4067"/>
    </style:style>
    <style:style style:name="P2" style:family="paragraph" style:parent-style-name="Standard">
      <style:text-properties officeooo:rsid="001d6f17" officeooo:paragraph-rsid="002136c8"/>
    </style:style>
    <style:style style:name="P3" style:family="paragraph" style:parent-style-name="Standard">
      <style:text-properties officeooo:rsid="002136c8" officeooo:paragraph-rsid="002136c8"/>
    </style:style>
    <style:style style:name="P4" style:family="paragraph" style:parent-style-name="Standard">
      <style:text-properties officeooo:rsid="00223da0" officeooo:paragraph-rsid="00223da0"/>
    </style:style>
    <style:style style:name="P5" style:family="paragraph" style:parent-style-name="Standard">
      <style:text-properties officeooo:rsid="0025ffc4" officeooo:paragraph-rsid="0026e85d"/>
    </style:style>
    <style:style style:name="P6" style:family="paragraph" style:parent-style-name="Standard">
      <style:text-properties officeooo:rsid="0025ffc4" officeooo:paragraph-rsid="002786b3"/>
    </style:style>
    <style:style style:name="P7" style:family="paragraph" style:parent-style-name="Standard">
      <style:text-properties officeooo:rsid="002786b3" officeooo:paragraph-rsid="002786b3"/>
    </style:style>
    <style:style style:name="P8" style:family="paragraph" style:parent-style-name="Standard">
      <style:text-properties officeooo:rsid="00288a27" officeooo:paragraph-rsid="00288a27"/>
    </style:style>
    <style:style style:name="P9" style:family="paragraph" style:parent-style-name="Standard">
      <style:text-properties officeooo:rsid="0025ffc4" officeooo:paragraph-rsid="002786b3" fo:background-color="#ff6600"/>
    </style:style>
    <style:style style:name="P10" style:family="paragraph" style:parent-style-name="Standard">
      <style:text-properties officeooo:rsid="0031cae2" officeooo:paragraph-rsid="0031cae2" fo:background-color="#ff6600"/>
    </style:style>
    <style:style style:name="P11" style:family="paragraph" style:parent-style-name="Standard">
      <style:text-properties officeooo:rsid="0028b97d" officeooo:paragraph-rsid="0028b97d"/>
    </style:style>
    <style:style style:name="P12" style:family="paragraph" style:parent-style-name="Standard">
      <style:text-properties officeooo:rsid="0029acd1" officeooo:paragraph-rsid="002e5f5f"/>
    </style:style>
    <style:style style:name="P13" style:family="paragraph" style:parent-style-name="Standard">
      <style:text-properties officeooo:rsid="002b0101" officeooo:paragraph-rsid="002b0101"/>
    </style:style>
    <style:style style:name="P14" style:family="paragraph" style:parent-style-name="Standard">
      <style:text-properties officeooo:rsid="002e5f5f" officeooo:paragraph-rsid="002e5f5f"/>
    </style:style>
    <style:style style:name="P15" style:family="paragraph" style:parent-style-name="Standard">
      <style:text-properties officeooo:rsid="003033dd" officeooo:paragraph-rsid="0031cae2"/>
    </style:style>
    <style:style style:name="P16" style:family="paragraph" style:parent-style-name="Standard">
      <style:text-properties officeooo:rsid="00333630" officeooo:paragraph-rsid="00333630"/>
    </style:style>
    <style:style style:name="P17" style:family="paragraph" style:parent-style-name="Standard">
      <style:text-properties officeooo:rsid="0023fb2e" officeooo:paragraph-rsid="001a4067"/>
    </style:style>
    <style:style style:name="P18" style:family="paragraph" style:parent-style-name="Standard">
      <style:text-properties officeooo:rsid="00338417" officeooo:paragraph-rsid="0034b676"/>
    </style:style>
    <style:style style:name="P19" style:family="paragraph" style:parent-style-name="Standard">
      <style:text-properties officeooo:rsid="00338417" officeooo:paragraph-rsid="0034cd90"/>
    </style:style>
    <style:style style:name="P20" style:family="paragraph" style:parent-style-name="Standard">
      <style:text-properties officeooo:paragraph-rsid="0034cd90"/>
    </style:style>
    <style:style style:name="P21" style:family="paragraph" style:parent-style-name="Standard">
      <style:paragraph-properties fo:text-align="justify" style:justify-single-word="false"/>
      <style:text-properties officeooo:rsid="002087c7" officeooo:paragraph-rsid="003630b8"/>
    </style:style>
    <style:style style:name="P22" style:family="paragraph" style:parent-style-name="Standard">
      <style:paragraph-properties fo:text-align="justify" style:justify-single-word="false"/>
      <style:text-properties officeooo:rsid="002087c7" officeooo:paragraph-rsid="0043705d"/>
    </style:style>
    <style:style style:name="P23" style:family="paragraph" style:parent-style-name="Standard">
      <style:paragraph-properties fo:text-align="justify" style:justify-single-word="false"/>
      <style:text-properties officeooo:rsid="00350c44" officeooo:paragraph-rsid="003630b8"/>
    </style:style>
    <style:style style:name="P24" style:family="paragraph" style:parent-style-name="Standard">
      <style:text-properties officeooo:rsid="0031cae2" officeooo:paragraph-rsid="0031cae2"/>
    </style:style>
    <style:style style:name="P25" style:family="paragraph" style:parent-style-name="Standard">
      <style:paragraph-properties fo:text-align="justify" style:justify-single-word="false"/>
      <style:text-properties officeooo:rsid="0030a04a" officeooo:paragraph-rsid="0038a0ee"/>
    </style:style>
    <style:style style:name="P26" style:family="paragraph" style:parent-style-name="Standard">
      <style:text-properties officeooo:rsid="003981a6" officeooo:paragraph-rsid="003981a6"/>
    </style:style>
    <style:style style:name="P27" style:family="paragraph" style:parent-style-name="Standard">
      <style:text-properties officeooo:rsid="003a4499" officeooo:paragraph-rsid="003a62bf"/>
    </style:style>
    <style:style style:name="P28" style:family="paragraph" style:parent-style-name="Standard">
      <style:text-properties officeooo:rsid="003c8a9b" officeooo:paragraph-rsid="003d841c"/>
    </style:style>
    <style:style style:name="P29" style:family="paragraph" style:parent-style-name="Standard">
      <style:text-properties officeooo:paragraph-rsid="00414b92"/>
    </style:style>
    <style:style style:name="P30" style:family="paragraph" style:parent-style-name="Standard">
      <style:text-properties officeooo:rsid="0042b441" officeooo:paragraph-rsid="0042b441"/>
    </style:style>
    <style:style style:name="P31" style:family="paragraph" style:parent-style-name="Standard">
      <style:text-properties officeooo:rsid="0044eb64" officeooo:paragraph-rsid="0044eb64"/>
    </style:style>
    <style:style style:name="P32" style:family="paragraph" style:parent-style-name="Standard">
      <style:paragraph-properties fo:text-align="justify" style:justify-single-word="false"/>
      <style:text-properties officeooo:rsid="00713b99" officeooo:paragraph-rsid="0047c3f9"/>
    </style:style>
    <style:style style:name="P33" style:family="paragraph" style:parent-style-name="Standard">
      <style:text-properties officeooo:paragraph-rsid="004b1be1"/>
    </style:style>
    <style:style style:name="P34" style:family="paragraph" style:parent-style-name="Standard">
      <style:text-properties officeooo:rsid="004c3034" officeooo:paragraph-rsid="004c4fb4"/>
    </style:style>
    <style:style style:name="P35" style:family="paragraph" style:parent-style-name="Standard">
      <style:text-properties officeooo:rsid="004e7ecb" officeooo:paragraph-rsid="004f4bd8"/>
    </style:style>
    <style:style style:name="P36" style:family="paragraph" style:parent-style-name="Standard">
      <style:text-properties officeooo:rsid="0050ae08" officeooo:paragraph-rsid="0051fec0"/>
    </style:style>
    <style:style style:name="P37" style:family="paragraph" style:parent-style-name="Standard">
      <style:text-properties officeooo:rsid="00530b3a" officeooo:paragraph-rsid="0057aede"/>
    </style:style>
    <style:style style:name="P38" style:family="paragraph" style:parent-style-name="Standard">
      <style:text-properties officeooo:rsid="00586fd3" officeooo:paragraph-rsid="00586fd3"/>
    </style:style>
    <style:style style:name="P39" style:family="paragraph" style:parent-style-name="Standard">
      <style:text-properties officeooo:rsid="005d2c19" officeooo:paragraph-rsid="005d2c19"/>
    </style:style>
    <style:style style:name="P40" style:family="paragraph" style:parent-style-name="Standard">
      <style:paragraph-properties fo:text-align="justify" style:justify-single-word="false"/>
      <style:text-properties officeooo:rsid="008f0bcd" officeooo:paragraph-rsid="005d2c19"/>
    </style:style>
    <style:style style:name="P41" style:family="paragraph" style:parent-style-name="Standard">
      <style:text-properties fo:color="#000000" officeooo:rsid="0034b676" officeooo:paragraph-rsid="00414b92"/>
    </style:style>
    <style:style style:name="P42" style:family="paragraph" style:parent-style-name="Standard">
      <style:text-properties fo:color="#000000" officeooo:rsid="0042b441" officeooo:paragraph-rsid="0042b441"/>
    </style:style>
    <style:style style:name="P43" style:family="paragraph" style:parent-style-name="Standard">
      <style:text-properties fo:color="#000000" officeooo:rsid="0044eb64" officeooo:paragraph-rsid="0044eb64"/>
    </style:style>
    <style:style style:name="P44" style:family="paragraph" style:parent-style-name="Standard">
      <style:text-properties fo:color="#000000" officeooo:rsid="00469b0f" officeooo:paragraph-rsid="00469b0f"/>
    </style:style>
    <style:style style:name="P45" style:family="paragraph" style:parent-style-name="Standard">
      <style:text-properties fo:color="#000000" officeooo:rsid="00469b0f" officeooo:paragraph-rsid="00720e1b"/>
    </style:style>
    <style:style style:name="P46" style:family="paragraph" style:parent-style-name="Standard">
      <style:text-properties fo:color="#000000" officeooo:rsid="0047cf84" officeooo:paragraph-rsid="00469b0f"/>
    </style:style>
    <style:style style:name="P47" style:family="paragraph" style:parent-style-name="Standard">
      <style:text-properties fo:color="#000000" officeooo:rsid="004b1be1" officeooo:paragraph-rsid="004b1be1"/>
    </style:style>
    <style:style style:name="P48" style:family="paragraph" style:parent-style-name="Standard">
      <style:text-properties fo:color="#000000" officeooo:rsid="003f586a" officeooo:paragraph-rsid="004c4fb4"/>
    </style:style>
    <style:style style:name="P49" style:family="paragraph" style:parent-style-name="Standard">
      <style:text-properties fo:color="#000000" officeooo:rsid="0050ac07" officeooo:paragraph-rsid="004f4bd8"/>
    </style:style>
    <style:style style:name="P50" style:family="paragraph" style:parent-style-name="Standard">
      <style:text-properties fo:color="#000000" officeooo:rsid="0051fec0" officeooo:paragraph-rsid="0051fec0"/>
    </style:style>
    <style:style style:name="P51" style:family="paragraph" style:parent-style-name="Standard">
      <style:text-properties fo:color="#000000" officeooo:rsid="0057aede" officeooo:paragraph-rsid="0057aede"/>
    </style:style>
    <style:style style:name="P52" style:family="paragraph" style:parent-style-name="Standard">
      <style:text-properties fo:color="#000000" officeooo:rsid="005b8080" officeooo:paragraph-rsid="00586fd3"/>
    </style:style>
    <style:style style:name="P53" style:family="paragraph" style:parent-style-name="Standard">
      <style:text-properties fo:color="#000000" officeooo:rsid="005d2c19" officeooo:paragraph-rsid="005d2c19"/>
    </style:style>
    <style:style style:name="P54" style:family="paragraph" style:parent-style-name="Standard">
      <style:paragraph-properties fo:text-align="justify" style:justify-single-word="false"/>
      <style:text-properties fo:color="#000000" fo:font-style="normal" fo:font-weight="normal" officeooo:rsid="005d2c19" officeooo:paragraph-rsid="005d2c19"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color="#000000" officeooo:paragraph-rsid="006a71cf"/>
    </style:style>
    <style:style style:name="P56" style:family="paragraph" style:parent-style-name="Standard">
      <style:paragraph-properties fo:text-align="justify" style:justify-single-word="false"/>
      <style:text-properties fo:color="#000000" officeooo:paragraph-rsid="0073d7ae"/>
    </style:style>
    <style:style style:name="P57" style:family="paragraph" style:parent-style-name="Standard">
      <style:paragraph-properties fo:text-align="justify" style:justify-single-word="false"/>
      <style:text-properties fo:color="#000000" officeooo:rsid="006db29f" officeooo:paragraph-rsid="006db29f"/>
    </style:style>
    <style:style style:name="P58" style:family="paragraph" style:parent-style-name="Standard">
      <style:paragraph-properties fo:text-align="justify" style:justify-single-word="false"/>
      <style:text-properties fo:color="#000000" officeooo:rsid="00707aeb" officeooo:paragraph-rsid="00707aeb"/>
    </style:style>
    <style:style style:name="P59" style:family="paragraph" style:parent-style-name="Standard">
      <style:text-properties fo:color="#000000" officeooo:paragraph-rsid="007e387b"/>
    </style:style>
    <style:style style:name="P60" style:family="paragraph" style:parent-style-name="Standard">
      <style:text-properties officeooo:paragraph-rsid="00603a14"/>
    </style:style>
    <style:style style:name="P61" style:family="paragraph" style:parent-style-name="Standard">
      <style:text-properties officeooo:paragraph-rsid="0061b7e2"/>
    </style:style>
    <style:style style:name="P62" style:family="paragraph" style:parent-style-name="Standard">
      <style:text-properties officeooo:paragraph-rsid="00633f26"/>
    </style:style>
    <style:style style:name="P63" style:family="paragraph" style:parent-style-name="Standard">
      <style:text-properties officeooo:rsid="00288a27" officeooo:paragraph-rsid="0034cd90"/>
    </style:style>
    <style:style style:name="P64" style:family="paragraph" style:parent-style-name="Standard">
      <style:text-properties officeooo:rsid="002786b3" officeooo:paragraph-rsid="002786b3"/>
    </style:style>
    <style:style style:name="P65" style:family="paragraph" style:parent-style-name="Standard">
      <style:text-properties officeooo:rsid="0065d94d" officeooo:paragraph-rsid="0065d94d"/>
    </style:style>
    <style:style style:name="P66" style:family="paragraph" style:parent-style-name="Standard">
      <style:text-properties officeooo:paragraph-rsid="0065e910"/>
    </style:style>
    <style:style style:name="T1" style:family="text">
      <style:text-properties officeooo:rsid="001e1bc5"/>
    </style:style>
    <style:style style:name="T2" style:family="text">
      <style:text-properties officeooo:rsid="00222d1d"/>
    </style:style>
    <style:style style:name="T3" style:family="text">
      <style:text-properties officeooo:rsid="0026e85d"/>
    </style:style>
    <style:style style:name="T4" style:family="text">
      <style:text-properties officeooo:rsid="002786b3"/>
    </style:style>
    <style:style style:name="T5" style:family="text">
      <style:text-properties officeooo:rsid="0028b97d"/>
    </style:style>
    <style:style style:name="T6" style:family="text">
      <style:text-properties officeooo:rsid="002c76ee"/>
    </style:style>
    <style:style style:name="T7" style:family="text">
      <style:text-properties officeooo:rsid="002cf3d7"/>
    </style:style>
    <style:style style:name="T8" style:family="text">
      <style:text-properties officeooo:rsid="0031cae2"/>
    </style:style>
    <style:style style:name="T9" style:family="text">
      <style:text-properties officeooo:rsid="0034b676"/>
    </style:style>
    <style:style style:name="T10" style:family="text">
      <style:text-properties fo:color="#000000"/>
    </style:style>
    <style:style style:name="T11" style:family="text">
      <style:text-properties fo:color="#000000" officeooo:rsid="004027f4"/>
    </style:style>
    <style:style style:name="T12" style:family="text">
      <style:text-properties fo:color="#000000" officeooo:rsid="00414b92"/>
    </style:style>
    <style:style style:name="T13" style:family="text">
      <style:text-properties fo:color="#000000" officeooo:rsid="0034b676"/>
    </style:style>
    <style:style style:name="T14" style:family="text">
      <style:text-properties fo:color="#000000" officeooo:rsid="0043705d"/>
    </style:style>
    <style:style style:name="T15" style:family="text">
      <style:text-properties fo:color="#000000" officeooo:rsid="002087c7"/>
    </style:style>
    <style:style style:name="T16" style:family="text">
      <style:text-properties fo:color="#000000" officeooo:rsid="004634cd"/>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color="#000000" fo:font-style="normal" fo:font-weight="normal" officeooo:rsid="0085a767" style:font-style-asian="normal" style:font-weight-asian="normal" style:font-style-complex="normal" style:font-weight-complex="normal"/>
    </style:style>
    <style:style style:name="T19" style:family="text">
      <style:text-properties fo:color="#000000" fo:font-style="normal" fo:font-weight="normal" officeooo:rsid="0072ec89" style:font-style-asian="normal" style:font-weight-asian="normal" style:font-style-complex="normal" style:font-weight-complex="normal"/>
    </style:style>
    <style:style style:name="T20" style:family="text">
      <style:text-properties fo:color="#000000" fo:font-style="normal" fo:font-weight="normal" officeooo:rsid="0047c3f9" style:font-style-asian="normal" style:font-weight-asian="normal" style:font-style-complex="normal" style:font-weight-complex="normal"/>
    </style:style>
    <style:style style:name="T21" style:family="text">
      <style:text-properties fo:color="#000000" fo:font-style="normal" fo:font-weight="normal" officeooo:rsid="00748f46" style:font-style-asian="normal" style:font-weight-asian="normal" style:font-style-complex="normal" style:font-weight-complex="normal"/>
    </style:style>
    <style:style style:name="T22" style:family="text">
      <style:text-properties fo:color="#000000" fo:font-style="normal" fo:font-weight="normal" officeooo:rsid="005d2c19" style:font-style-asian="normal" style:font-weight-asian="normal" style:font-style-complex="normal" style:font-weight-complex="normal"/>
    </style:style>
    <style:style style:name="T23" style:family="text">
      <style:text-properties fo:color="#000000" officeooo:rsid="0047cf84"/>
    </style:style>
    <style:style style:name="T24" style:family="text">
      <style:text-properties fo:color="#000000" officeooo:rsid="00499a44"/>
    </style:style>
    <style:style style:name="T25" style:family="text">
      <style:text-properties fo:color="#000000" officeooo:rsid="004acc2e"/>
    </style:style>
    <style:style style:name="T26" style:family="text">
      <style:text-properties fo:color="#000000" officeooo:rsid="004b1be1"/>
    </style:style>
    <style:style style:name="T27" style:family="text">
      <style:text-properties fo:color="#000000" officeooo:rsid="004c4fb4"/>
    </style:style>
    <style:style style:name="T28" style:family="text">
      <style:text-properties fo:color="#000000" officeooo:rsid="003f586a"/>
    </style:style>
    <style:style style:name="T29" style:family="text">
      <style:text-properties fo:color="#000000" officeooo:rsid="004f4bd8"/>
    </style:style>
    <style:style style:name="T30" style:family="text">
      <style:text-properties fo:color="#000000" officeooo:rsid="0050ac07"/>
    </style:style>
    <style:style style:name="T31" style:family="text">
      <style:text-properties fo:color="#000000" officeooo:rsid="0051adde"/>
    </style:style>
    <style:style style:name="T32" style:family="text">
      <style:text-properties fo:color="#000000" officeooo:rsid="0051fec0"/>
    </style:style>
    <style:style style:name="T33" style:family="text">
      <style:text-properties fo:color="#000000" officeooo:rsid="0054f713"/>
    </style:style>
    <style:style style:name="T34" style:family="text">
      <style:text-properties fo:color="#000000" officeooo:rsid="00556972"/>
    </style:style>
    <style:style style:name="T35" style:family="text">
      <style:text-properties fo:color="#000000" officeooo:rsid="0056b7f0"/>
    </style:style>
    <style:style style:name="T36" style:family="text">
      <style:text-properties fo:color="#000000" officeooo:rsid="00576952"/>
    </style:style>
    <style:style style:name="T37" style:family="text">
      <style:text-properties fo:color="#000000" officeooo:rsid="0057aede"/>
    </style:style>
    <style:style style:name="T38" style:family="text">
      <style:text-properties fo:color="#000000" officeooo:rsid="004c4fb4" fo:background-color="#cc0000" loext:char-shading-value="0"/>
    </style:style>
    <style:style style:name="T39" style:family="text">
      <style:text-properties fo:color="#000000" officeooo:rsid="003f586a" fo:background-color="#cc0000" loext:char-shading-value="0"/>
    </style:style>
    <style:style style:name="T40" style:family="text">
      <style:text-properties fo:color="#000000" officeooo:rsid="0059fb8b"/>
    </style:style>
    <style:style style:name="T41" style:family="text">
      <style:text-properties fo:color="#000000" officeooo:rsid="005b8080"/>
    </style:style>
    <style:style style:name="T42" style:family="text">
      <style:text-properties fo:color="#000000" officeooo:rsid="006334ad"/>
    </style:style>
    <style:style style:name="T43" style:family="text">
      <style:text-properties officeooo:rsid="0034cd90"/>
    </style:style>
    <style:style style:name="T44" style:family="text">
      <style:text-properties officeooo:rsid="003630b8"/>
    </style:style>
    <style:style style:name="T45" style:family="text">
      <style:text-properties officeooo:rsid="0030a04a"/>
    </style:style>
    <style:style style:name="T46" style:family="text">
      <style:text-properties fo:font-weight="normal" style:font-weight-asian="normal" style:font-weight-complex="normal"/>
    </style:style>
    <style:style style:name="T47" style:family="text">
      <style:text-properties fo:font-weight="normal" officeooo:rsid="0048a89d" style:font-weight-asian="normal" style:font-weight-complex="normal"/>
    </style:style>
    <style:style style:name="T48" style:family="text">
      <style:text-properties fo:font-weight="normal" officeooo:rsid="0031e8d7" style:font-weight-asian="normal" style:font-weight-complex="normal"/>
    </style:style>
    <style:style style:name="T49" style:family="text">
      <style:text-properties fo:font-weight="normal" officeooo:rsid="0038a0ee" style:font-weight-asian="normal" style:font-weight-complex="normal"/>
    </style:style>
    <style:style style:name="T50" style:family="text">
      <style:text-properties officeooo:rsid="003a62bf"/>
    </style:style>
    <style:style style:name="T51" style:family="text">
      <style:text-properties officeooo:rsid="003d841c"/>
    </style:style>
    <style:style style:name="T52" style:family="text">
      <style:text-properties officeooo:rsid="003f586a"/>
    </style:style>
    <style:style style:name="T53" style:family="text">
      <style:text-properties officeooo:rsid="005fa28c"/>
    </style:style>
    <style:style style:name="T54" style:family="text">
      <style:text-properties officeooo:rsid="00603a14"/>
    </style:style>
    <style:style style:name="T55" style:family="text">
      <style:text-properties officeooo:rsid="0061914f"/>
    </style:style>
    <style:style style:name="T56" style:family="text">
      <style:text-properties officeooo:rsid="0061b7e2"/>
    </style:style>
    <style:style style:name="T57" style:family="text">
      <style:text-properties officeooo:rsid="006334a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697898" style:font-style-asian="normal" style:font-weight-asian="normal" style:font-style-complex="normal" style:font-weight-complex="normal"/>
    </style:style>
    <style:style style:name="T60" style:family="text">
      <style:text-properties fo:font-style="normal" fo:font-weight="normal" officeooo:rsid="006a2295" style:font-style-asian="normal" style:font-weight-asian="normal" style:font-style-complex="normal" style:font-weight-complex="normal"/>
    </style:style>
    <style:style style:name="T61" style:family="text">
      <style:text-properties fo:font-style="normal" fo:font-weight="normal" officeooo:rsid="006a71cf" style:font-style-asian="normal" style:font-weight-asian="normal" style:font-style-complex="normal" style:font-weight-complex="normal"/>
    </style:style>
    <style:style style:name="T62" style:family="text">
      <style:text-properties fo:font-style="normal" fo:font-weight="normal" officeooo:rsid="006ba52c" style:font-style-asian="normal" style:font-weight-asian="normal" style:font-style-complex="normal" style:font-weight-complex="normal"/>
    </style:style>
    <style:style style:name="T63" style:family="text">
      <style:text-properties fo:font-style="normal" fo:font-weight="normal" officeooo:rsid="006bc075" style:font-style-asian="normal" style:font-weight-asian="normal" style:font-style-complex="normal" style:font-weight-complex="normal"/>
    </style:style>
    <style:style style:name="T64" style:family="text">
      <style:text-properties fo:font-style="normal" fo:font-weight="normal" officeooo:rsid="006c9146" style:font-style-asian="normal" style:font-weight-asian="normal" style:font-style-complex="normal" style:font-weight-complex="normal"/>
    </style:style>
    <style:style style:name="T65" style:family="text">
      <style:text-properties fo:font-style="normal" fo:font-weight="normal" officeooo:rsid="006edc14" style:font-style-asian="normal" style:font-weight-asian="normal" style:font-style-complex="normal" style:font-weight-complex="normal"/>
    </style:style>
    <style:style style:name="T66" style:family="text">
      <style:text-properties fo:font-style="normal" fo:font-weight="normal" officeooo:rsid="00707aeb" style:font-style-asian="normal" style:font-weight-asian="normal" style:font-style-complex="normal" style:font-weight-complex="normal"/>
    </style:style>
    <style:style style:name="T67" style:family="text">
      <style:text-properties fo:font-style="normal" fo:font-weight="normal" officeooo:rsid="006db29f" style:font-style-asian="normal" style:font-weight-asian="normal" style:font-style-complex="normal" style:font-weight-complex="normal"/>
    </style:style>
    <style:style style:name="T68" style:family="text">
      <style:text-properties fo:font-style="normal" fo:font-weight="normal" officeooo:rsid="0073d7ae" style:font-style-asian="normal" style:font-weight-asian="normal" style:font-style-complex="normal" style:font-weight-complex="normal"/>
    </style:style>
    <style:style style:name="T69" style:family="text">
      <style:text-properties fo:font-style="normal" fo:font-weight="normal" officeooo:rsid="007528c0" style:font-style-asian="normal" style:font-weight-asian="normal" style:font-style-complex="normal" style:font-weight-complex="normal"/>
    </style:style>
    <style:style style:name="T70" style:family="text">
      <style:text-properties fo:font-style="normal" fo:font-weight="normal" officeooo:rsid="00720e1b" style:font-style-asian="normal" style:font-weight-asian="normal" style:font-style-complex="normal" style:font-weight-complex="normal"/>
    </style:style>
    <style:style style:name="T71" style:family="text">
      <style:text-properties fo:font-style="normal" fo:font-weight="normal" officeooo:rsid="0076afcc" style:font-style-asian="normal" style:font-weight-asian="normal" style:font-style-complex="normal" style:font-weight-complex="normal"/>
    </style:style>
    <style:style style:name="T72" style:family="text">
      <style:text-properties fo:font-style="normal" fo:font-weight="normal" officeooo:rsid="00789ef4" style:font-style-asian="normal" style:font-weight-asian="normal" style:font-style-complex="normal" style:font-weight-complex="normal"/>
    </style:style>
    <style:style style:name="T73" style:family="text">
      <style:text-properties fo:font-style="normal" fo:font-weight="normal" officeooo:rsid="007a65ff" style:font-style-asian="normal" style:font-weight-asian="normal" style:font-style-complex="normal" style:font-weight-complex="normal"/>
    </style:style>
    <style:style style:name="T74" style:family="text">
      <style:text-properties fo:font-style="normal" fo:font-weight="normal" officeooo:rsid="007c11f7" style:font-style-asian="normal" style:font-weight-asian="normal" style:font-style-complex="normal" style:font-weight-complex="normal"/>
    </style:style>
    <style:style style:name="T75" style:family="text">
      <style:text-properties fo:font-style="normal" fo:font-weight="normal" officeooo:rsid="007c9237" style:font-style-asian="normal" style:font-weight-asian="normal" style:font-style-complex="normal" style:font-weight-complex="normal"/>
    </style:style>
    <style:style style:name="T76" style:family="text">
      <style:text-properties fo:font-style="normal" fo:font-weight="normal" officeooo:rsid="007d0cdd" style:font-style-asian="normal" style:font-weight-asian="normal" style:font-style-complex="normal" style:font-weight-complex="normal"/>
    </style:style>
    <style:style style:name="T77" style:family="text">
      <style:text-properties fo:font-style="normal" fo:font-weight="normal" officeooo:rsid="007e373f" style:font-style-asian="normal" style:font-weight-asian="normal" style:font-style-complex="normal" style:font-weight-complex="normal"/>
    </style:style>
    <style:style style:name="T78" style:family="text">
      <style:text-properties fo:font-style="normal" fo:font-weight="normal" officeooo:rsid="007e387b" style:font-style-asian="normal" style:font-weight-asian="normal" style:font-style-complex="normal" style:font-weight-complex="normal"/>
    </style:style>
    <style:style style:name="T79" style:family="text">
      <style:text-properties fo:font-style="normal" fo:font-weight="normal" officeooo:rsid="007eba6c" style:font-style-asian="normal" style:font-weight-asian="normal" style:font-style-complex="normal" style:font-weight-complex="normal"/>
    </style:style>
    <style:style style:name="T80" style:family="text">
      <style:text-properties fo:font-style="normal" fo:font-weight="normal" officeooo:rsid="007f63d1" style:font-style-asian="normal" style:font-weight-asian="normal" style:font-style-complex="normal" style:font-weight-complex="normal"/>
    </style:style>
    <style:style style:name="T81" style:family="text">
      <style:text-properties fo:font-style="normal" fo:font-weight="normal" officeooo:rsid="00801000"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abel[ch<text:span text:style-name="T44">7</text:span>]</text:p>
      <text:p text:style-name="P1">7 Discussion</text:p>
      <text:p text:style-name="P1"/>
      <text:p text:style-name="P17">7.0. Limits of indiscriminate dataset expansion</text:p>
      <text:p text:style-name="P1"/>
      <text:p text:style-name="P2">There are two main fields of strategies we can analyze when approaching our task – dataset augmentation in \ref[7.1] and model design in \ref[7.2]. As was discussed in section \ref[3.2. <text:span text:style-name="T1">Available imagery data</text:span>], <text:span text:style-name="T1">there are some ways to alter the scheme of generating data from edges. We understand data as lists of items each with a triple (image, osm vector, score). When expanding the initial dataset with imagery information, we chose a scheme of generating six non-overlapping images per segment. We rotate by 120\degrees degrees two sides of each segment. Furthermore as described in \ref[figure in 3 slitting of initial possibly] we chose to split long edges into smaller segments and then generate images from them.</text:span></text:p>
      <text:p text:style-name="P2"/>
      <text:p text:style-name="P3">It could be argued that it is in our interest to generate as <text:span text:style-name="T2">many images as possible, which would encourage breaking long edges into many very short segments and perhaps also adapting the amount of degrees we rotate around on the same spot. In theory the continuous quality of real world could make us want to sample it in the most detailed way, generating an infinity of distinct images. However the practical reality is very much different. In fact we are working with a discrete representation of real world into a limited set of images. If we ask Google Street View for samples too close to each other, we will in fact obtain the same images from its API. Similarly choosing to rotate for less than 120\degrees degrees would produce images with vastly overlapping content.</text:span></text:p>
      <text:p text:style-name="P3"/>
      <text:p text:style-name="P4">Note that increasing number of images inevitably also introduces an increase in time and resource consumption. We should consider the advantages of being economical with resources as well as watching the validation error.</text:p>
      <text:p text:style-name="P4"/>
      <text:p text:style-name="P21">\label[ch<text:span text:style-name="T44">7</text:span>_dataset]</text:p>
      <text:p text:style-name="P5">7.<text:span text:style-name="T3">1</text:span>. <text:span text:style-name="T3">Dataset altering experiments analysis</text:span></text:p>
      <text:p text:style-name="P5"/>
      <text:p text:style-name="P9"><text:span text:style-name="T3">In </text:span><text:s/><text:span text:style-name="T4">\ref[ch6_dataset] we looked into the ways we can employ to alter the dataset we are using and we have plotted both the progress overview of error evolving over epochs as well as detailed look at the situation in last iteration.</text:span></text:p>
      <text:p text:style-name="P6"/>
      <text:p text:style-name="P23">\label[<text:span text:style-name="T45">ch7_dataset_pixelsize]</text:span></text:p>
      <text:p text:style-name="P7">7.1.1. Pixel size influence</text:p>
      <text:p text:style-name="P7"/>
      <text:p text:style-name="P60"><text:span text:style-name="T53">We have tested the effect of using datasets with different dimensionality of input images - datasets 299x299 and 640x640. As was already mentioned on Figure \ref[</text:span><text:span text:style-name="T10">20_diff_in_diff_out</text:span><text:span text:style-name="T53">] the input image dimension will influence the dimension of intermediate features produced by the base CNN model. Consequent structure of our models has to deal with this variability in size.</text:span></text:p>
      <text:p text:style-name="P60"/>
      <text:p text:style-name="P62"><text:span text:style-name="T54">As we can see in the case when we used Image only model on Figure \ref[</text:span><text:span text:style-name="T10">35_pixel_size_image</text:span><text:span text:style-name="T55">], the use of bigger images is advantageous - in the last epoch the statistics of validation error speak in favor of dataset 640x640.</text:span></text:p>
      <text:p text:style-name="P61"/>
      <text:p text:style-name="P66"><text:span text:style-name="T56">Somewhat surprising is the result over the Mixed model, where as can be seen on Figure \ref[</text:span><text:span text:style-name="T42">35_pixel_size_mixed</text:span><text:span text:style-name="T57">] the validation error of 640x640 dataset is actually worse than that of 299x299 in terms of median, mean and also the spread of lower and upper percentiles. Here we should consider the situation, where the 299x299 dataset produces features of size (1, 1, 2048), whereas the 640x640 dataset produces size (2, 2, 2048). Regardless of chosen dataset, the performance of Mixed model is better than that of Image only model. However the 299x299 dataset </text:span><text:soft-page-break/><text:span text:style-name="T57">seems to gain more from this transition than the 640x640 one. We end up with the Mixed model on 299x299 dataset beating other combinations on its last iteration. Figure \ref[</text:span><text:span text:style-name="T10">35b_pixel_size_four</text:span><text:span text:style-name="T57">] confirms this finding also for the best achieved validation error along all epochs for all these model and dataset combinations.</text:span></text:p>
      <text:p text:style-name="P7"/>
      <text:p text:style-name="P63">\<text:span text:style-name="T43">legend</text:span>[ch<text:span text:style-name="T43">7</text:span>_dataset_longedgesplit]</text:p>
      <text:p text:style-name="P7">7.1.2. Influence of splitting long edges</text:p>
      <text:p text:style-name="P7"/>
      <text:p text:style-name="P8">In section \ref[ch6_dataset_longedgesplit] we looked into <text:span text:style-name="T5">comparison of three datasets where we used segment splitting with variable minimal segment length with the original dataset.</text:span></text:p>
      <text:p text:style-name="P65"/>
      <text:p text:style-name="P11">We tested the Image only model in Figure \ref[612 image only] and the Mixed model in Figure \ref[612 mixed].</text:p>
      <text:p text:style-name="P11"/>
      <text:p text:style-name="P12">When looking at Figure \ref[Figure 1 of IMG <text:span text:style-name="T7">fig1_boxplot_last_img.pdf</text:span> 36_splitedge_boxplot-IMG] which portrays the comparison of Image model over the four datasets, we can notice slight improvement of “minlen30” dataset over the original untouched set. Expect for one outlier, <text:span text:style-name="T6">the lower and upper quartile of results over the ten tests evaluated in k-fold cross-validation are better. However note that for Image model the mean value remained the same across all datasets. This can be visible on Figure \ref[Figure2 of IMG fig2_average_valerr_img.pdf], where validation error averages converge to the same value in their last iteration. It is also worth noting, that in the initial 100 iterations the Expanded datasets performed better and only overfit towards the same mean average value with their 400th to 500th iteration.</text:span></text:p>
      <text:p text:style-name="P1"/>
      <text:p text:style-name="P13"><text:a xlink:type="simple" xlink:href="https://en.wikipedia.org/wiki/Outlier" text:style-name="Internet_20_link" text:visited-style-name="Visited_20_Internet_20_Link">https://en.wikipedia.org/wiki/Outlier</text:a> === fix that in graphs!!</text:p>
      <text:p text:style-name="P13"/>
      <text:p text:style-name="P14">(maybe look at the best graph as well as last?)</text:p>
      <text:p text:style-name="P14"/>
      <text:p text:style-name="P15">Situation in Figure \ref[Figure 2 of mixed fig2_average_valerr_mix.pdf] is similar, however the original model seems to be performing better even in initial iterations. Look at Figure \ref[Fig1 of Mix fig1_boxplot_last_mix.pdf] reveals that the state of the last iteration didn’t bring much improvement with the altered datasets of “minlen10”, “minlen20” and “minlen30”. The spread of results in the non original datasets is wider, however both the median and mean of “minlen30” has improved over the original dataset. For several further experiments we chose dataset “<text:span text:style-name="T8">5556x_minlen30_640px</text:span>” to accompany the original “<text:span text:style-name="T8">5556x_markable_640x640</text:span>”.</text:p>
      <text:p text:style-name="P15"/>
      <text:p text:style-name="P10">(For complete fairness of comparing these models we should look at Figure &lt;new figure&gt; which has box plot evaluation of the epoch with best average validation error for each model. Here we see …)</text:p>
      <text:p text:style-name="P24"/>
      <text:p text:style-name="P25"><text:span text:style-name="T46">\</text:span><text:span text:style-name="T47">label</text:span><text:span text:style-name="T46">[</text:span><text:span text:style-name="T48">ch</text:span><text:span text:style-name="T49">7</text:span><text:span text:style-name="T48">_dataset_augmentation</text:span><text:span text:style-name="T46">]</text:span></text:p>
      <text:p text:style-name="P16">7.1.3 Influence of dataset augmentation</text:p>
      <text:p text:style-name="P16"/>
      <text:p text:style-name="P19">In this experiment we looked at dataset augmentation by series of random transformations applied to images to generate larger sets of images. We have tested two datasets <text:span text:style-name="T9">as the initial source for this generation - the basic “5556x_markable_640x640” and the already expanded dataset “5556x_minlen30_640px”, which showed some promise in \ref[ch7_dataset_longedgesplit].</text:span></text:p>
      <text:p text:style-name="P18"/>
      <text:p text:style-name="P20"><text:span text:style-name="T9">We further tested two augmentation schemes, so called “expanded” and “aggressively expanded” generated by the syntax shown in Code \ref[</text:span><text:span text:style-name="T10">code7b_data_aug</text:span><text:span text:style-name="T9">]. The second scheme consists of more transformations and larger intensities of the transformation effects.</text:span></text:p>
      <text:p text:style-name="P26"/>
      <text:p text:style-name="P26"><text:soft-page-break/>Mixed model was used for all of these datasets.</text:p>
      <text:p text:style-name="P26"/>
      <text:p text:style-name="P27">Let us first focus on the effect of data augmentation over the basic <text:span text:style-name="T9">“5556x_markable_640x640” </text:span>dataset. When comparing the three used datasets in Figure \ref[FIG Markable left <text:span text:style-name="T50">figLeft_markable.pdf</text:span>], <text:span text:style-name="T50">we see better results in terms of both median and mean an the distribution of errors - expanded dataset improves the original one and aggressively expanded dataset goes even further. When consulting the overall view on Figure \ref[FIG markable right figRight_markable.pdf] we see, that the average validation error is improved significantly for the expanded datasets over the whole training period.</text:span></text:p>
      <text:p text:style-name="P27"/>
      <text:p text:style-name="P28">Situation with dataset <text:span text:style-name="T9">“5556x_minlen30_640px” </text:span>taken as the base for further augmentation hasn’t brought the same amount of performance boost, as can be see in Figure \ref[left min30 figLeft_minlen30.pdf]. <text:span text:style-name="T51">In fact both the median and mean of validation error is worse in its last iteration in the cases of both expanded datasets. Looking at the values of training error, this might be due to the model overfitting more on the two expanded datasets. Overall view of Figure \ref[right min30 figRight_minlen30.pdf] underscores that in this case the data augmentation didn’t help.</text:span></text:p>
      <text:p text:style-name="P28"/>
      <text:p text:style-name="P29"><text:span text:style-name="T52">It is interesting to compare the result of data augmentation on the original dataset, versus on the dataset with more data samples in “5556x_minlen30_640px”. When looking at table in Figure \ref[</text:span><text:span text:style-name="T10">ch6_augmentation_table</text:span><text:span text:style-name="T11">], we can see the exact numbers of images. </text:span><text:span text:style-name="T12">It seems that the dual data enhancement, first with long edge splitting followed by augmentation by random image transformations didn’t bring in expected error reduction. The byproduct was in fact vastly increased time needed for training and evaluation of models with more than 4 times the images than the initial dataset </text:span><text:span text:style-name="T13">“5556x_markable_640x640”.</text:span></text:p>
      <text:p text:style-name="P41"/>
      <text:p text:style-name="P22"><text:span text:style-name="T13">\label[ch</text:span><text:span text:style-name="T14">7</text:span><text:span text:style-name="T13">_model]</text:span></text:p>
      <text:p text:style-name="P30"><text:span text:style-name="T13">7.</text:span><text:span text:style-name="T10">2. Model altering experiments analysis</text:span></text:p>
      <text:p text:style-name="P42"/>
      <text:p text:style-name="P31"><text:span text:style-name="T10">Whereas in </text:span><text:span text:style-name="T15">\</text:span><text:span text:style-name="T10">ref</text:span><text:span text:style-name="T15">[ch</text:span><text:span text:style-name="T10">7</text:span><text:span text:style-name="T15">_</text:span><text:span text:style-name="T10">dataset</text:span><text:span text:style-name="T15">] </text:span><text:span text:style-name="T10">we looked mainly at the difference between various datasets with mostly unchanged model choice, in this section we will go over the results of </text:span><text:span text:style-name="T15">\</text:span><text:span text:style-name="T10">ref</text:span><text:span text:style-name="T15">[ch6_model] </text:span><text:span text:style-name="T10">which explored variation of the basic </text:span><text:span text:style-name="T16">models</text:span><text:span text:style-name="T10"> architecture.</text:span></text:p>
      <text:p text:style-name="P43"/>
      <text:p text:style-name="P45">7.2.1. <text:span text:style-name="T66">Alternative base CNN model</text:span></text:p>
      <text:p text:style-name="P45"><text:span text:style-name="T66"/></text:p>
      <text:p text:style-name="P59"><text:span text:style-name="T66">P</text:span><text:span text:style-name="T70">lot of </text:span><text:span text:style-name="T68">Figure </text:span><text:span text:style-name="T69">\ref[37b_base_models] </text:span><text:span text:style-name="T71">shows us the first 50 epochs into training of Mixed models built with different base CNNs from the list which Keras allows us to use. </text:span><text:span text:style-name="T72">All the models except for resnet50 have great difficulties to learn on the dataset. Table in Figure </text:span><text:span text:style-name="T73">\ref[ch6_cnns_table] </text:span><text:span text:style-name="T74">provides us with possible explanation. </text:span><text:span text:style-name="T75">With chosen dataset of images sized 640x640 </text:span><text:span text:style-name="T76">pixels, </text:span><text:span text:style-name="T77">the dimensionality of features we save at the output of used base CNN varies dramatically between model resnet50 with (2, 2, 2048) and other models </text:span><text:span text:style-name="T78">with values up to </text:span><text:span text:style-name="T77">(2</text:span><text:span text:style-name="T78">0</text:span><text:span text:style-name="T77">, 2</text:span><text:span text:style-name="T78">0</text:span><text:span text:style-name="T77">, 2048). </text:span><text:span text:style-name="T79">Subsequently the training process of top model with an unchanged architecture is greatly hindered with too large features. </text:span><text:span text:style-name="T80">We would need to alter the architecture of top models appropriately using pooling layers to subsample the dimension, or make use of dataset with smaller input images. </text:span><text:span text:style-name="T81">After all these models were initially used with images of pixels size in range of 224x224 to 299x299.</text:span></text:p>
      <text:p text:style-name="P44"/>
      <text:p text:style-name="P32"><text:span text:style-name="T17">\</text:span><text:span text:style-name="T18">label</text:span><text:span text:style-name="T17">[ch</text:span><text:span text:style-name="T20">7</text:span><text:span text:style-name="T17">_model_</text:span><text:span text:style-name="T19">versus</text:span><text:span text:style-name="T17">]</text:span></text:p>
      <text:p text:style-name="P44">7.2.2. Competition between model designs</text:p>
      <text:p text:style-name="P46"/>
      <text:p text:style-name="P33"><text:span text:style-name="T23">We have tested the three basic model designs suggested in chapter </text:span><text:span text:style-name="T24">\ref[ch4]. OSM model using only the vector neighborhood data of \ref[osm_model], </text:span><text:span text:style-name="T25">Image model </text:span><text:span text:style-name="T26">using gathered Google Street View images of \ref[img_model] and finally the mixed model of \ref[mix_model] combining both data sources.</text:span></text:p>
      <text:p text:style-name="P47"><text:soft-page-break/></text:p>
      <text:p text:style-name="P34"><text:span text:style-name="T26">F</text:span><text:span text:style-name="T10">or this experiment we have used three datasets to test the models performance upon. </text:span><text:span text:style-name="T27">The basic dataset is again</text:span><text:span text:style-name="T12"> </text:span><text:span text:style-name="T13">“5556x_markable_640x640” </text:span><text:span text:style-name="T27">followed by </text:span><text:span text:style-name="T28">“5556x_minlen30_640px” </text:span><text:span text:style-name="T38">and </text:span><text:span text:style-name="T39">“5556x_minlen30_640px_</text:span><text:span text:style-name="T38">expanded</text:span><text:span text:style-name="T39">”.</text:span></text:p>
      <text:p text:style-name="P48"/>
      <text:p text:style-name="P35"><text:span text:style-name="T28">W</text:span><text:span text:style-name="T10">e will start by looking at the models performance on the basic </text:span><text:span text:style-name="T13">“5556x_markable_640x640” </text:span><text:span text:style-name="T10">dataset on Figure \ref[fig 1 of markable – fig1_evolution_markable.pdf]. We can see that on the basic dataset the OSM model outperforms all other models by quite large margin. </text:span><text:span text:style-name="T29">In detail we can explore the performance in Figure \ref[fig 2 markable las – fig2_last_epoch_markable.pdf] in last iteration of the training process, or to be more fair in Figure \ref[fig3 markable = fig3_best_epoch_markable.pdf] which looks at the best result over the whole training. </text:span><text:span text:style-name="T30">The OSM model has better median and mean of validation error as well as lower and upper quartile spread than the other two models.</text:span></text:p>
      <text:p text:style-name="P49"/>
      <text:p text:style-name="P36"><text:span text:style-name="T30">W</text:span><text:span text:style-name="T10">hen we compare the results of the basic unexpanded dataset </text:span><text:span text:style-name="T13">“5556x_markable_640x640” </text:span><text:span text:style-name="T10">with other expanded datasets, the performance of OSM model actually suffers in the expanded datasets. This is due to the model using only </text:span><text:span text:style-name="T31">the neighborhood vector information without taking images into account. By the manner of data generation, when splitting long edges, we are also creating new distinct locations, which will be marked with their own distinct OSM vector. But when we simply apply image transformations mentioned in Code \ref[code7b_data_aug] </text:span><text:span text:style-name="T32">we are not adding any new unique locations. Therefore the OSM model cannot gain any new information by the data augmentation.</text:span></text:p>
      <text:p text:style-name="P50"/>
      <text:p text:style-name="P37"><text:span text:style-name="T32">W</text:span><text:span text:style-name="T10">hen looking at the model comparison over dataset </text:span><text:span text:style-name="T28">“5556x_minlen30_640px”, </text:span><text:span text:style-name="T33">the performance of Mixed model is much closed to the OSM model. </text:span><text:span text:style-name="T34">Looking directly at Figure \ref[</text:span><text:span text:style-name="T35">fig3_best_epoch_minlen30.pdf</text:span><text:span text:style-name="T34">], </text:span><text:span text:style-name="T35">which shows the best achieved average validation error over the whole training process, we see that the Mixed model has in fact very slightly lower validation error in terms of both lower and upper percentile than the OSM model. </text:span><text:span text:style-name="T36">We can see similar result of \ref[</text:span><text:span text:style-name="T37">fig1_evolution_minlen30.pdf</text:span><text:span text:style-name="T36">], </text:span><text:span text:style-name="T37">where the Mixed and OSM models have comparable performance over the evolution of epochs, whereas the Image model is lascking.</text:span></text:p>
      <text:p text:style-name="P51"/>
      <text:p text:style-name="P38"><text:span text:style-name="T37">W</text:span><text:span text:style-name="T10">e can conclude that </text:span><text:span text:style-name="T40">the neighborhood information brings in useful performance boost, when comparing both the Mixed and OSM models with the Image model. We also </text:span><text:span text:style-name="T41">encountered the OSM model outperforming the other two more complicated models, only being caught up to by the Mixed model in cases where we used smart dataset enhancing techniques. It should be noted that the OSM model is more compact in terms of number of parameters of the NN as well as being more time efficient for evaluation.</text:span></text:p>
      <text:p text:style-name="P52"/>
      <text:p text:style-name="P39"><text:span text:style-name="T41">W</text:span><text:span text:style-name="T10">e have taken more care to tweak the performance of this OSM model design in \ref[</text:span><text:span text:style-name="T21">ch</text:span><text:span text:style-name="T17">7</text:span><text:span text:style-name="T21">_model_osm_wd</text:span><text:span text:style-name="T10">].</text:span></text:p>
      <text:p text:style-name="P53"/>
      <text:p text:style-name="P40"><text:span text:style-name="T10">\label[</text:span><text:span text:style-name="T21">ch</text:span><text:span text:style-name="T22">7</text:span><text:span text:style-name="T21">_model_osm_wd</text:span><text:span text:style-name="T17">]</text:span></text:p>
      <text:p text:style-name="P54">7.2.3. Analysis of OSM model shape</text:p>
      <text:p text:style-name="P54"/>
      <text:p text:style-name="P55"><text:span text:style-name="T59">In section \ref[</text:span>ch6_dataset_augmentation<text:span text:style-name="T59">] </text:span><text:span text:style-name="T60">we experimented with various settings used when building OSM model. In Figure \ref[39_osm_wd_4x4] </text:span><text:span text:style-name="T61">we generated a grid comparing the performances of models with variable depth on the x axis and variable width on the y axis. </text:span><text:span text:style-name="T62">Width influences the number of neurons each layer has and the depth influences the number of layers. </text:span><text:span text:style-name="T63">Variation between the results of models with different setting is not very pronounced - even the most basic model with depth = 1 and width = 32 is viable. In general we can see the models with depth set at lower extreme value 1 to be somewhat lacking behind more balanced models. </text:span><text:span text:style-name="T64">Similarly </text:span><text:soft-page-break/><text:span text:style-name="T64">on the other end of graph models with depth set to 4 seem to have slightly worse results than the simpler models.</text:span></text:p>
      <text:p text:style-name="P55"><text:span text:style-name="T64"/></text:p>
      <text:p text:style-name="P56"><text:span text:style-name="T67">Figure \ref[</text:span><text:span text:style-name="T58">40_osm_wd_d2cut</text:span><text:span text:style-name="T67">] allows us to compare amongst each other the models with fixed depth and variable width. Simple models in terms of width can achieve better results throughout the whole training process. </text:span><text:span text:style-name="T65">Furthermore the smaller the model is in terms of its trainable parameter size, the faster it is taught.</text:span></text:p>
      <text:p text:style-name="P57"><text:span text:style-name="T65"/></text:p>
      <text:p text:style-name="P58"><text:span text:style-name="T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21:35:40.567239886</meta:creation-date>
    <dc:date>2017-06-27T18:01:24.545069936</dc:date>
    <meta:editing-duration>PT1H50M54S</meta:editing-duration>
    <meta:editing-cycles>95</meta:editing-cycles>
    <meta:generator>LibreOffice/5.1.6.2$Linux_X86_64 LibreOffice_project/10m0$Build-2</meta:generator>
    <meta:document-statistic meta:table-count="0" meta:image-count="0" meta:object-count="0" meta:page-count="5" meta:paragraph-count="49" meta:word-count="2123" meta:character-count="13834" meta:non-whitespace-character-count="11756"/>
  </office:meta>
</office:document-meta>
</file>